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2cb" officeooo:paragraph-rsid="000272cb"/>
    </style:style>
    <style:style style:name="P2" style:family="paragraph" style:parent-style-name="Standard">
      <style:text-properties officeooo:rsid="000272cb" officeooo:paragraph-rsid="00027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dedicate this very formal plaque to Adaeze Nwanne(need to check whatsapp) who has made a very serious gift to VU Pride and has dedicated their blood,sweat and tears over multiple months( was just very bored probably) to making very cool paper stars.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22:58.683547376</meta:creation-date>
    <dc:date>2024-11-29T16:57:56.262556410</dc:date>
    <meta:editing-duration>PT6M12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43" meta:character-count="253" meta:non-whitespace-character-count="210"/>
  </office:meta>
</office:document-meta>
</file>